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4.738cm"/>
    </style:style>
    <style:style style:name="co14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4" office:value-type="float" office:value="46933" calcext:value-type="float">
            <text:p>4,69E+04</text:p>
          </table:table-cell>
          <table:table-cell table:style-name="ce4" office:value-type="float" office:value="7698.6" calcext:value-type="float">
            <text:p>7,70E+03</text:p>
          </table:table-cell>
          <table:table-cell table:style-name="ce4" office:value-type="float" office:value="7495.7" calcext:value-type="float">
            <text:p>7,50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4" office:value-type="float" office:value="31460" calcext:value-type="float">
            <text:p>3,15E+04</text:p>
          </table:table-cell>
          <table:table-cell table:style-name="ce4" office:value-type="float" office:value="5297.4" calcext:value-type="float">
            <text:p>5,30E+03</text:p>
          </table:table-cell>
          <table:table-cell table:style-name="ce4" office:value-type="float" office:value="5868.5" calcext:value-type="float">
            <text:p>5,87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4" office:value-type="float" office:value="12450" calcext:value-type="float">
            <text:p>1,25E+04</text:p>
          </table:table-cell>
          <table:table-cell table:style-name="ce4" office:value-type="float" office:value="3583.2" calcext:value-type="float">
            <text:p>3,58E+03</text:p>
          </table:table-cell>
          <table:table-cell table:style-name="ce4" office:value-type="float" office:value="4203.9" calcext:value-type="float">
            <text:p>4,20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75.488" calcext:value-type="float">
            <text:p>275,48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248.433" calcext:value-type="float">
            <text:p>248,433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5.57" calcext:value-type="float">
            <text:p>45,5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7495.7" calcext:value-type="float">
            <text:p>7,50E+03</text:p>
          </table:table-cell>
          <table:table-cell table:formula="of:=[.B18]/(1000*1000*(1-[.A18]))" office:value-type="float" office:value="0.0115318461538462" calcext:value-type="float">
            <text:p>0,0115318461538462</text:p>
          </table:table-cell>
          <table:table-cell office:value-type="float" office:value="275.488" calcext:value-type="float">
            <text:p>275,488</text:p>
          </table:table-cell>
          <table:table-cell office:value-type="float" office:value="20833" calcext:value-type="float">
            <text:p>208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868.5" calcext:value-type="float">
            <text:p>5,87E+03</text:p>
          </table:table-cell>
          <table:table-cell table:formula="of:=[.B19]/(1000*1000*(1-[.A19]))" office:value-type="float" office:value="0.01067" calcext:value-type="float">
            <text:p>0,01067</text:p>
          </table:table-cell>
          <table:table-cell office:value-type="float" office:value="248.433" calcext:value-type="float">
            <text:p>248,433</text:p>
          </table:table-cell>
          <table:table-cell office:value-type="float" office:value="15392" calcext:value-type="float">
            <text:p>1539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4203.9" calcext:value-type="float">
            <text:p>4,20E+03</text:p>
          </table:table-cell>
          <table:table-cell table:formula="of:=[.B20]/(1000*1000*(1-[.A20]))" office:value-type="float" office:value="0.01050975" calcext:value-type="float">
            <text:p>0,01050975</text:p>
          </table:table-cell>
          <table:table-cell office:value-type="float" office:value="45.57" calcext:value-type="float">
            <text:p>45,57</text:p>
          </table:table-cell>
          <table:table-cell office:value-type="float" office:value="2706" calcext:value-type="float">
            <text:p>27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2209.1" calcext:value-type="float">
            <text:p>2,21E+03</text:p>
          </table:table-cell>
          <table:table-cell table:formula="of:=[.B23]/(300*300*(1-[.A23]))" office:value-type="float" office:value="0.0377623931623932" calcext:value-type="float">
            <text:p>0,0377623931623932</text:p>
          </table:table-cell>
          <table:table-cell office:value-type="float" office:value="4.3854" calcext:value-type="float">
            <text:p>4,3854</text:p>
          </table:table-cell>
          <table:table-cell office:value-type="float" office:value="5906" calcext:value-type="float">
            <text:p>59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1559.9" calcext:value-type="float">
            <text:p>1,56E+03</text:p>
          </table:table-cell>
          <table:table-cell table:formula="of:=[.B24]/(300*300*(1-[.A24]))" office:value-type="float" office:value="0.0315131313131313" calcext:value-type="float">
            <text:p>0,0315131313131313</text:p>
          </table:table-cell>
          <table:table-cell office:value-type="float" office:value="3.5976" calcext:value-type="float">
            <text:p>3,5976</text:p>
          </table:table-cell>
          <table:table-cell office:value-type="float" office:value="4293" calcext:value-type="float">
            <text:p>42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644.2461" calcext:value-type="float">
            <text:p>6,44E+02</text:p>
          </table:table-cell>
          <table:table-cell table:formula="of:=[.B25]/(300*300*(1-[.A25]))" office:value-type="float" office:value="0.017895725" calcext:value-type="float">
            <text:p>0,017895725</text:p>
          </table:table-cell>
          <table:table-cell office:value-type="float" office:value="5.7917" calcext:value-type="float">
            <text:p>5,7917</text:p>
          </table:table-cell>
          <table:table-cell office:value-type="float" office:value="3839" calcext:value-type="float">
            <text:p>383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924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88cm" svg:height="9.005cm" svg:x="1.679cm" svg:y="19.205cm">
            <draw:object draw:notify-on-update-of-ranges="'grayscale 300x300 kompleksen motiv'.G28:'grayscale 300x300 kompleksen motiv'.G30 'grayscale 300x300 kompleksen motiv'.H27:'grayscale 300x300 kompleksen motiv'.H27 'grayscale 300x300 kompleksen motiv'.H28:'grayscale 300x300 kompleksen motiv'.H30 'grayscale 300x300 kompleksen motiv'.I27:'grayscale 300x300 kompleksen motiv'.I27 'grayscale 300x300 kompleksen motiv'.I28:'grayscale 300x300 kompleksen motiv'.I30 'grayscale 300x300 kompleksen motiv'.J27:'grayscale 300x300 kompleksen motiv'.J27 'grayscale 300x300 kompleksen motiv'.J28:'grayscale 300x300 kompleksen motiv'.J30 'grayscale 300x300 kompleksen motiv'.K27:'grayscale 300x300 kompleksen motiv'.K27 'grayscale 300x300 kompleksen motiv'.K28:'grayscale 300x300 kompleksen motiv'.K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9.249cm" svg:y="18.985cm">
            <draw:object draw:notify-on-update-of-ranges="'grayscale 300x300 kompleksen motiv'.G35:'grayscale 300x300 kompleksen motiv'.G37 'grayscale 300x300 kompleksen motiv'.H34:'grayscale 300x300 kompleksen motiv'.H34 'grayscale 300x300 kompleksen motiv'.H35:'grayscale 300x300 kompleksen motiv'.H37 'grayscale 300x300 kompleksen motiv'.I34:'grayscale 300x300 kompleksen motiv'.I34 'grayscale 300x300 kompleksen motiv'.I35:'grayscale 300x300 kompleksen motiv'.I37 'grayscale 300x300 kompleksen motiv'.J34:'grayscale 300x300 kompleksen motiv'.J34 'grayscale 300x300 kompleksen motiv'.J35:'grayscale 300x300 kompleksen motiv'.J37 'grayscale 300x300 kompleksen motiv'.K34:'grayscale 300x300 kompleksen motiv'.K34 'grayscale 300x300 kompleksen motiv'.K35:'grayscale 300x300 kompleksen motiv'.K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0.005cm" svg:y="12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4" office:value-type="float" office:value="4912.5" calcext:value-type="float">
            <text:p>4,91E+03</text:p>
          </table:table-cell>
          <table:table-cell table:style-name="ce4" office:value-type="float" office:value="9851.4" calcext:value-type="float">
            <text:p>9,85E+03</text:p>
          </table:table-cell>
          <table:table-cell table:style-name="ce4" office:value-type="float" office:value="1513.8" calcext:value-type="float">
            <text:p>1,51E+03</text:p>
          </table:table-cell>
          <table:table-cell table:style-name="ce4" office:value-type="float" office:value="5768" calcext:value-type="float">
            <text:p>5,77E+03</text:p>
          </table:table-cell>
          <table:table-cell table:style-name="ce4" office:value-type="float" office:value="2209.1" calcext:value-type="float">
            <text:p>2,21E+03</text:p>
          </table:table-cell>
          <table:table-cell table:style-name="ce4" office:value-type="float" office:value="6245.6" calcext:value-type="float">
            <text:p>6,25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4" office:value-type="float" office:value="2110.4" calcext:value-type="float">
            <text:p>2,11E+03</text:p>
          </table:table-cell>
          <table:table-cell table:style-name="ce4" office:value-type="float" office:value="6856.8" calcext:value-type="float">
            <text:p>6,86E+03</text:p>
          </table:table-cell>
          <table:table-cell table:style-name="ce4" office:value-type="float" office:value="1148.1" calcext:value-type="float">
            <text:p>1,15E+03</text:p>
          </table:table-cell>
          <table:table-cell table:style-name="ce4" office:value-type="float" office:value="4317" calcext:value-type="float">
            <text:p>4,32E+03</text:p>
          </table:table-cell>
          <table:table-cell table:style-name="ce4" office:value-type="float" office:value="1559.9" calcext:value-type="float">
            <text:p>1,56E+03</text:p>
          </table:table-cell>
          <table:table-cell table:style-name="ce4" office:value-type="float" office:value="4740.4" calcext:value-type="float">
            <text:p>4,74E+03</text:p>
          </table:table-cell>
        </table:table-row>
        <table:table-row table:style-name="ro1">
          <table:table-cell/>
          <table:table-cell table:style-name="ce4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4" office:value-type="float" office:value="1029" calcext:value-type="float">
            <text:p>1,03E+03</text:p>
          </table:table-cell>
          <table:table-cell table:style-name="ce4" office:value-type="float" office:value="4032.7" calcext:value-type="float">
            <text:p>4,03E+03</text:p>
          </table:table-cell>
          <table:table-cell table:style-name="ce4" office:value-type="float" office:value="637.8261" calcext:value-type="float">
            <text:p>6,38E+02</text:p>
          </table:table-cell>
          <table:table-cell table:style-name="ce4" office:value-type="float" office:value="2921.3" calcext:value-type="float">
            <text:p>2,92E+03</text:p>
          </table:table-cell>
          <table:table-cell table:style-name="ce4" office:value-type="float" office:value="644.2461" calcext:value-type="float">
            <text:p>6,44E+02</text:p>
          </table:table-cell>
          <table:table-cell table:style-name="ce4" office:value-type="float" office:value="3438.7" calcext:value-type="float">
            <text:p>3,44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4.3854" calcext:value-type="float">
            <text:p>4,3854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3.5976" calcext:value-type="float">
            <text:p>3,5976</text:p>
          </table:table-cell>
          <table:table-cell office:value-type="float" office:value="10.6441" calcext:value-type="float">
            <text:p>10,64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7917" calcext:value-type="float">
            <text:p>5,7917</text:p>
          </table:table-cell>
          <table:table-cell office:value-type="float" office:value="14.693" calcext:value-type="float">
            <text:p>14,69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6245.6" calcext:value-type="float">
            <text:p>6,25E+03</text:p>
          </table:table-cell>
          <table:table-cell table:formula="of:=[.B22]/(300*300*(1-[.A22]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4740.4" calcext:value-type="float">
            <text:p>4,74E+03</text:p>
          </table:table-cell>
          <table:table-cell table:formula="of:=[.B23]/(300*300*(1-[.A23]))" office:value-type="float" office:value="0.0957656565656565" calcext:value-type="float">
            <text:p>0,0957656565656565</text:p>
          </table:table-cell>
          <table:table-cell office:value-type="float" office:value="10.6441" calcext:value-type="float">
            <text:p>10,6441</text:p>
          </table:table-cell>
          <table:table-cell office:value-type="float" office:value="6251" calcext:value-type="float">
            <text:p>625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438.7" calcext:value-type="float">
            <text:p>3,44E+03</text:p>
          </table:table-cell>
          <table:table-cell table:formula="of:=[.B24]/(300*300*(1-[.A24]))" office:value-type="float" office:value="0.0955194444444444" calcext:value-type="float">
            <text:p>0,0955194444444444</text:p>
          </table:table-cell>
          <table:table-cell office:value-type="float" office:value="14.693" calcext:value-type="float">
            <text:p>14,693</text:p>
          </table:table-cell>
          <table:table-cell office:value-type="float" office:value="5199" calcext:value-type="float">
            <text:p>5199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table:style-name="ce4" office:value-type="float" office:value="9851.4" calcext:value-type="float">
            <text:p>9,85E+03</text:p>
          </table:table-cell>
          <table:table-cell table:style-name="ce4" office:value-type="float" office:value="6245.6" calcext:value-type="float">
            <text:p>6,25E+03</text:p>
          </table:table-cell>
          <table:table-cell table:style-name="ce4" office:value-type="float" office:value="5768" calcext:value-type="float">
            <text:p>5,77E+03</text:p>
          </table:table-cell>
          <table:table-cell table:style-name="ce4" office:value-type="float" office:value="3983.5" calcext:value-type="float">
            <text:p>3,98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</text:p>
          </table:table-cell>
          <table:table-cell table:number-columns-repeated="5"/>
          <table:table-cell office:value-type="float" office:value="0.45" calcext:value-type="float">
            <text:p>0,45</text:p>
          </table:table-cell>
          <table:table-cell table:style-name="ce4" office:value-type="float" office:value="6856.8" calcext:value-type="float">
            <text:p>6,86E+03</text:p>
          </table:table-cell>
          <table:table-cell table:style-name="ce4" office:value-type="float" office:value="4740.4" calcext:value-type="float">
            <text:p>4,74E+03</text:p>
          </table:table-cell>
          <table:table-cell table:style-name="ce4" office:value-type="float" office:value="4317" calcext:value-type="float">
            <text:p>4,32E+03</text:p>
          </table:table-cell>
          <table:table-cell table:style-name="ce4" office:value-type="float" office:value="3323.1" calcext:value-type="float">
            <text:p>3,32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style-name="ce4" office:value-type="float" office:value="4032.7" calcext:value-type="float">
            <text:p>4,03E+03</text:p>
          </table:table-cell>
          <table:table-cell table:style-name="ce4" office:value-type="float" office:value="3438.7" calcext:value-type="float">
            <text:p>3,44E+03</text:p>
          </table:table-cell>
          <table:table-cell table:style-name="ce4" office:value-type="float" office:value="2921.3" calcext:value-type="float">
            <text:p>2,92E+03</text:p>
          </table:table-cell>
          <table:table-cell table:style-name="ce4" office:value-type="float" office:value="2487.6" calcext:value-type="float">
            <text:p>2,49E+03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3983.5" calcext:value-type="float">
            <text:p>3,98E+03</text:p>
          </table:table-cell>
          <table:table-cell table:formula="of:=[.B31]/(300*300*(1-[.A31]))" office:value-type="float" office:value="0.0680940170940171" calcext:value-type="float">
            <text:p>0,0680940170940171</text:p>
          </table:table-cell>
          <table:table-cell office:value-type="float" office:value="17.2588" calcext:value-type="float">
            <text:p>17,258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3323.1" calcext:value-type="float">
            <text:p>3,32E+03</text:p>
          </table:table-cell>
          <table:table-cell table:formula="of:=[.B32]/(300*300*(1-[.A32]))" office:value-type="float" office:value="0.0671333333333333" calcext:value-type="float">
            <text:p>0,0671333333333333</text:p>
          </table:table-cell>
          <table:table-cell office:value-type="float" office:value="9.8564" calcext:value-type="float">
            <text:p>9,856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2487.6" calcext:value-type="float">
            <text:p>2,49E+03</text:p>
          </table:table-cell>
          <table:table-cell table:formula="of:=[.B33]/(300*300*(1-[.A33]))" office:value-type="float" office:value="0.0691" calcext:value-type="float">
            <text:p>0,0691</text:p>
          </table:table-cell>
          <table:table-cell office:value-type="float" office:value="5.1947" calcext:value-type="float">
            <text:p>5,19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office:value-type="float" office:value="35.39" calcext:value-type="float">
            <text:p>35,39</text:p>
          </table:table-cell>
          <table:table-cell office:value-type="float" office:value="8.7838" calcext:value-type="float">
            <text:p>8,7838</text:p>
          </table:table-cell>
          <table:table-cell office:value-type="float" office:value="32.03" calcext:value-type="float">
            <text:p>32,03</text:p>
          </table:table-cell>
          <table:table-cell office:value-type="float" office:value="17.2588" calcext:value-type="float">
            <text:p>17,25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5" calcext:value-type="float">
            <text:p>0,45</text:p>
          </table:table-cell>
          <table:table-cell office:value-type="float" office:value="49.81" calcext:value-type="float">
            <text:p>49,81</text:p>
          </table:table-cell>
          <table:table-cell office:value-type="float" office:value="10.6441" calcext:value-type="float">
            <text:p>10,6441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9.8564" calcext:value-type="float">
            <text:p>9,85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6" calcext:value-type="float">
            <text:p>0,6</text:p>
          </table:table-cell>
          <table:table-cell office:value-type="float" office:value="66.65" calcext:value-type="float">
            <text:p>66,65</text:p>
          </table:table-cell>
          <table:table-cell office:value-type="float" office:value="14.693" calcext:value-type="float">
            <text:p>14,693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1947" calcext:value-type="float">
            <text:p>5,1947</text:p>
          </table:table-cell>
          <table:table-cell table:number-columns-repeated="2"/>
        </table:table-row>
      </table:table>
      <table:table table:name="Primerjava barv" table:style-name="ta1">
        <table:table-column table:style-name="co1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4" office:value-type="float" office:value="14953" calcext:value-type="float">
            <text:p>1,50E+04</text:p>
          </table:table-cell>
          <table:table-cell table:style-name="ce4" office:value-type="float" office:value="9596.2" calcext:value-type="float">
            <text:p>9,60E+03</text:p>
          </table:table-cell>
          <table:table-cell table:style-name="ce4" office:value-type="float" office:value="11017" calcext:value-type="float">
            <text:p>1,10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4" office:value-type="float" office:value="16649" calcext:value-type="float">
            <text:p>1,66E+04</text:p>
          </table:table-cell>
          <table:table-cell table:style-name="ce4" office:value-type="float" office:value="9792.8" calcext:value-type="float">
            <text:p>9,79E+03</text:p>
          </table:table-cell>
          <table:table-cell table:style-name="ce4" office:value-type="float" office:value="10596" calcext:value-type="float">
            <text:p>1,06E+04</text:p>
          </table:table-cell>
        </table:table-row>
        <table:table-row table:style-name="ro1" table:number-rows-repeated="2"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8" calcext:value-type="float">
            <text:p>66,8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para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4" office:value-type="float" office:value="11017" calcext:value-type="float">
            <text:p>1,10E+04</text:p>
          </table:table-cell>
          <table:table-cell table:formula="of:=[.B19]/(300*300*3*(1-0.35))" office:value-type="float" office:value="0.0627749287749288" calcext:value-type="float">
            <text:p>0,0627749287749288</text:p>
          </table:table-cell>
          <table:table-cell office:value-type="float" office:value="66.75" calcext:value-type="float">
            <text:p>66,75</text:p>
          </table:table-cell>
          <table:table-cell office:value-type="float" office:value="9838" calcext:value-type="float">
            <text:p>9838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4" office:value-type="float" office:value="10596" calcext:value-type="float">
            <text:p>1,06E+04</text:p>
          </table:table-cell>
          <table:table-cell table:formula="of:=[.B20]/(300*300*3*(1-0.35))" office:value-type="float" office:value="0.0603760683760684" calcext:value-type="float">
            <text:p>0,0603760683760684</text:p>
          </table:table-cell>
          <table:table-cell office:value-type="float" office:value="45.9224" calcext:value-type="float">
            <text:p>45,9224</text:p>
          </table:table-cell>
          <table:table-cell office:value-type="float" office:value="6815" calcext:value-type="float">
            <text:p>681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4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4"/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9"/>
        </table:table-row>
      </table:table>
      <table:table table:name="Informacija ranga" table:style-name="ta1">
        <table:table-column table:style-name="co4" table:number-columns-repeated="10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5697.4" calcext:value-type="float">
            <text:p>5,70E+03</text:p>
          </table:table-cell>
          <table:table-cell table:formula="of:=[.B4]/(300*300*(1-0.35))" office:value-type="float" office:value="0.097391452991453" calcext:value-type="float">
            <text:p>0,097391452991453</text:p>
          </table:table-cell>
          <table:table-cell office:value-type="float" office:value="35.9287" calcext:value-type="float">
            <text:p>35,92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5460.3" calcext:value-type="float">
            <text:p>5,46E+03</text:p>
          </table:table-cell>
          <table:table-cell table:formula="of:=[.B5]/(300*300*(1-0.35))" office:value-type="float" office:value="0.0933384615384615" calcext:value-type="float">
            <text:p>0,0933384615384615</text:p>
          </table:table-cell>
          <table:table-cell office:value-type="float" office:value="481.1" calcext:value-type="float">
            <text:p>481,1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100" calcext:value-type="float">
            <text:p>1,11E+04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5271.9" calcext:value-type="float">
            <text:p>5,27E+03</text:p>
          </table:table-cell>
          <table:table-cell table:formula="of:=[.B6]/(300*300*(1-0.35))" office:value-type="float" office:value="0.0901179487179487" calcext:value-type="float">
            <text:p>0,0901179487179487</text:p>
          </table:table-cell>
          <table:table-cell office:value-type="float" office:value="929.5794" calcext:value-type="float">
            <text:p>929,5794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049.5" calcext:value-type="float">
            <text:p>8,05E+03</text:p>
          </table:table-cell>
          <table:table-cell office:value-type="float" office:value="0.4122" calcext:value-type="float">
            <text:p>0,4122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607.5" calcext:value-type="float">
            <text:p>6,61E+03</text:p>
          </table:table-cell>
          <table:table-cell office:value-type="float" office:value="0.4104" calcext:value-type="float">
            <text:p>0,4104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6245.6" calcext:value-type="float">
            <text:p>6,25E+03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566.4" calcext:value-type="float">
            <text:p>6,57E+03</text:p>
          </table:table-cell>
          <table:table-cell office:value-type="float" office:value="41.2562" calcext:value-type="float">
            <text:p>41,2562</text:p>
          </table:table-cell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4011" calcext:value-type="float">
            <text:p>2,40E+04</text:p>
          </table:table-cell>
          <table:table-cell office:value-type="float" office:value="325.31" calcext:value-type="float">
            <text:p>325,31</text:p>
          </table:table-cell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1100" calcext:value-type="float">
            <text:p>1,11E+04</text:p>
          </table:table-cell>
          <table:table-cell table:formula="of:=[.B12]/(300*300*(1-0.35))" office:value-type="float" office:value="0.18974358974359" calcext:value-type="float">
            <text:p>0,18974358974359</text:p>
          </table:table-cell>
          <table:table-cell office:value-type="float" office:value="0.041" calcext:value-type="float">
            <text:p>0,0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8049.5" calcext:value-type="float">
            <text:p>8,05E+03</text:p>
          </table:table-cell>
          <table:table-cell table:formula="of:=[.B13]/(300*300*(1-0.35))" office:value-type="float" office:value="0.137598290598291" calcext:value-type="float">
            <text:p>0,137598290598291</text:p>
          </table:table-cell>
          <table:table-cell office:value-type="float" office:value="0.4122" calcext:value-type="float">
            <text:p>0,4122</text:p>
          </table:table-cell>
          <table:table-cell office:value-type="float" office:value="632" calcext:value-type="float">
            <text:p>632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6607.5" calcext:value-type="float">
            <text:p>6,61E+03</text:p>
          </table:table-cell>
          <table:table-cell table:formula="of:=[.B14]/(300*300*(1-0.35))" office:value-type="float" office:value="0.112948717948718" calcext:value-type="float">
            <text:p>0,112948717948718</text:p>
          </table:table-cell>
          <table:table-cell office:value-type="float" office:value="0.4104" calcext:value-type="float">
            <text:p>0,4104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97.4" calcext:value-type="float">
            <text:p>5,70E+03</text:p>
          </table:table-cell>
          <table:table-cell office:value-type="float" office:value="35.9287" calcext:value-type="float">
            <text:p>35,9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6245.6" calcext:value-type="float">
            <text:p>6,25E+03</text:p>
          </table:table-cell>
          <table:table-cell table:formula="of:=[.B15]/(300*300*(1-0.35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60.3" calcext:value-type="float">
            <text:p>5,46E+03</text:p>
          </table:table-cell>
          <table:table-cell office:value-type="float" office:value="481.1" calcext:value-type="float">
            <text:p>48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6566.4" calcext:value-type="float">
            <text:p>6,57E+03</text:p>
          </table:table-cell>
          <table:table-cell table:formula="of:=[.B16]/(300*300*(1-0.35))" office:value-type="float" office:value="0.112246153846154" calcext:value-type="float">
            <text:p>0,112246153846154</text:p>
          </table:table-cell>
          <table:table-cell office:value-type="float" office:value="41.2562" calcext:value-type="float">
            <text:p>41,2562</text:p>
          </table:table-cell>
          <table:table-cell office:value-type="float" office:value="27384" calcext:value-type="float">
            <text:p>2738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271.9" calcext:value-type="float">
            <text:p>5,27E+03</text:p>
          </table:table-cell>
          <table:table-cell office:value-type="float" office:value="929.5794" calcext:value-type="float">
            <text:p>929,5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24011" calcext:value-type="float">
            <text:p>2,40E+04</text:p>
          </table:table-cell>
          <table:table-cell table:formula="of:=[.B17]/(300*300*(1-0.35))" office:value-type="float" office:value="0.410444444444444" calcext:value-type="float">
            <text:p>0,410444444444444</text:p>
          </table:table-cell>
          <table:table-cell office:value-type="float" office:value="325.31" calcext:value-type="float">
            <text:p>325,31</text:p>
          </table:table-cell>
          <table:table-cell office:value-type="float" office:value="87091" calcext:value-type="float">
            <text:p>8709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vobarvna slika" table:style-name="ta1">
        <table:shapes>
          <draw:frame draw:z-index="0" draw:style-name="gr1" draw:text-style-name="P1" svg:width="15.999cm" svg:height="8.999cm" svg:x="29.452cm" svg:y="2.809cm">
            <draw:object draw:notify-on-update-of-ranges="'Dvobarvna slika'.I8:'Dvobarvna slika'.I10 'Dvobarvna slika'.J7:'Dvobarvna slika'.J7 'Dvobarvna slika'.J8:'Dvobarvna slika'.J10 'Dvobarvna slika'.K7:'Dvobarvna slika'.K7 'Dvobarvna slika'.K8:'Dvobarvna slika'.K10 'Dvobarvna slika'.L7:'Dvobarvna slika'.L7 'Dvobarvna slika'.L8:'Dvobarvna slika'.L10 'Dvobarvna slika'.M7:'Dvobarvna slika'.M7 'Dvobarvna slika'.M8:'Dvobarvna slika'.M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Lapl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6064.4" calcext:value-type="float">
            <text:p>6,06E+03</text:p>
          </table:table-cell>
          <table:table-cell table:formula="of:=[.B3]/(300*300*(1-[.A3]))" office:value-type="float" office:value="0.103664957264957" calcext:value-type="float">
            <text:p>0,103664957264957</text:p>
          </table:table-cell>
          <table:table-cell office:value-type="float" office:value="19.2318" calcext:value-type="float">
            <text:p>19,231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5094.1" calcext:value-type="float">
            <text:p>5,09E+03</text:p>
          </table:table-cell>
          <table:table-cell table:formula="of:=[.B4]/(300*300*(1-[.A4]))" office:value-type="float" office:value="0.102911111111111" calcext:value-type="float">
            <text:p>0,102911111111111</text:p>
          </table:table-cell>
          <table:table-cell office:value-type="float" office:value="11.8941" calcext:value-type="float">
            <text:p>11,8941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919.4" calcext:value-type="float">
            <text:p>3,92E+03</text:p>
          </table:table-cell>
          <table:table-cell table:formula="of:=[.B5]/(300*300*(1-[.A5]))" office:value-type="float" office:value="0.108872222222222" calcext:value-type="float">
            <text:p>0,108872222222222</text:p>
          </table:table-cell>
          <table:table-cell office:value-type="float" office:value="6.1654" calcext:value-type="float">
            <text:p>6,165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Laplac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4"/>
          <table:table-cell office:value-type="float" office:value="0.35" calcext:value-type="float">
            <text:p>0,35</text:p>
          </table:table-cell>
          <table:table-cell office:value-type="float" office:value="17.3021" calcext:value-type="float">
            <text:p>17,3021</text:p>
          </table:table-cell>
          <table:table-cell office:value-type="float" office:value="13.6375" calcext:value-type="float">
            <text:p>13,6375</text:p>
          </table:table-cell>
          <table:table-cell office:value-type="float" office:value="0.0461" calcext:value-type="float">
            <text:p>0,0461</text:p>
          </table:table-cell>
          <table:table-cell office:value-type="float" office:value="19.2318" calcext:value-type="float">
            <text:p>19,231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4.8302" calcext:value-type="float">
            <text:p>4,83E+00</text:p>
          </table:table-cell>
          <table:table-cell table:formula="of:=[.B9]/(300*300*(1-[.A9]))" office:value-type="float" office:value="0.0000825675213675214" calcext:value-type="float">
            <text:p>8,25675213675214E-05</text:p>
          </table:table-cell>
          <table:table-cell office:value-type="float" office:value="17.3021" calcext:value-type="float">
            <text:p>17,302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office:value-type="float" office:value="0.1255" calcext:value-type="float">
            <text:p>0,1255</text:p>
          </table:table-cell>
          <table:table-cell office:value-type="float" office:value="12.7954" calcext:value-type="float">
            <text:p>12,7954</text:p>
          </table:table-cell>
          <table:table-cell office:value-type="float" office:value="0.0306" calcext:value-type="float">
            <text:p>0,0306</text:p>
          </table:table-cell>
          <table:table-cell office:value-type="float" office:value="11.8941" calcext:value-type="float">
            <text:p>11,89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2.6923" calcext:value-type="float">
            <text:p>2,69E+00</text:p>
          </table:table-cell>
          <table:table-cell table:formula="of:=[.B10]/(300*300*(1-[.A10]))" office:value-type="float" office:value="0.000054389898989899" calcext:value-type="float">
            <text:p>5,4389898989899E-05</text:p>
          </table:table-cell>
          <table:table-cell office:value-type="float" office:value="0.1255" calcext:value-type="float">
            <text:p>0,1255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0.1026" calcext:value-type="float">
            <text:p>0,1026</text:p>
          </table:table-cell>
          <table:table-cell office:value-type="float" office:value="6.182" calcext:value-type="float">
            <text:p>6,182</text:p>
          </table:table-cell>
          <table:table-cell office:value-type="float" office:value="0.0193" calcext:value-type="float">
            <text:p>0,0193</text:p>
          </table:table-cell>
          <table:table-cell office:value-type="float" office:value="6.1654" calcext:value-type="float">
            <text:p>6,165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3.2019" calcext:value-type="float">
            <text:p>3,20E+00</text:p>
          </table:table-cell>
          <table:table-cell table:formula="of:=[.B11]/(300*300*(1-[.A11]))" office:value-type="float" office:value="0.0000889416666666667" calcext:value-type="float">
            <text:p>8,89416666666667E-05</text:p>
          </table:table-cell>
          <table:table-cell office:value-type="float" office:value="0.1026" calcext:value-type="float">
            <text:p>0,102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0.1569" calcext:value-type="float">
            <text:p>1,57E-01</text:p>
          </table:table-cell>
          <table:table-cell table:formula="of:=[.B16]/(300*300*(1-[.A16]))" office:value-type="float" office:value="0.00000268205128205128" calcext:value-type="float">
            <text:p>2,68205128205128E-06</text:p>
          </table:table-cell>
          <table:table-cell office:value-type="float" office:value="13.6375" calcext:value-type="float">
            <text:p>13,6375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0.00063562" calcext:value-type="float">
            <text:p>6,36E-04</text:p>
          </table:table-cell>
          <table:table-cell table:formula="of:=[.B17]/(300*300*(1-[.A17]))" office:value-type="float" office:value="0.00000001284080808081" calcext:value-type="float">
            <text:p>1,28408080808081E-08</text:p>
          </table:table-cell>
          <table:table-cell office:value-type="float" office:value="12.7954" calcext:value-type="float">
            <text:p>12,795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0.00005268" calcext:value-type="float">
            <text:p>5,27E-05</text:p>
          </table:table-cell>
          <table:table-cell table:formula="of:=[.B18]/(300*300*(1-[.A18]))" office:value-type="float" office:value="0.00000000146333333333" calcext:value-type="float">
            <text:p>1,46333333333333E-09</text:p>
          </table:table-cell>
          <table:table-cell office:value-type="float" office:value="6.182" calcext:value-type="float">
            <text:p>6,182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4" office:value-type="float" office:value="0.00028611" calcext:value-type="float">
            <text:p>2,86E-04</text:p>
          </table:table-cell>
          <table:table-cell table:formula="of:=[.B24]/(300*300*(1-[.A24]))" office:value-type="float" office:value="0.00000000489076923077" calcext:value-type="float">
            <text:p>4,89076923076923E-09</text:p>
          </table:table-cell>
          <table:table-cell office:value-type="float" office:value="0.0461" calcext:value-type="float">
            <text:p>0,0461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4" office:value-type="float" office:value="0.00017517" calcext:value-type="float">
            <text:p>1,75E-04</text:p>
          </table:table-cell>
          <table:table-cell table:formula="of:=[.B25]/(300*300*(1-[.A25]))" office:value-type="float" office:value="0.00000000353878787879" calcext:value-type="float">
            <text:p>3,53878787878788E-09</text:p>
          </table:table-cell>
          <table:table-cell office:value-type="float" office:value="0.0306" calcext:value-type="float">
            <text:p>0,0306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4" office:value-type="float" office:value="0.000067621" calcext:value-type="float">
            <text:p>6,76E-05</text:p>
          </table:table-cell>
          <table:table-cell table:formula="of:=[.B26]/(300*300*(1-[.A26]))" office:value-type="float" office:value="0.00000000187836111111" calcext:value-type="float">
            <text:p>1,87836111111111E-09</text:p>
          </table:table-cell>
          <table:table-cell office:value-type="float" office:value="0.0193" calcext:value-type="float">
            <text:p>0,0193</text:p>
          </table:table-cell>
          <table:table-cell table:number-columns-repeated="9"/>
        </table:table-row>
      </table:table>
      <table:table table:name="Besedilo" table:style-name="ta1"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SV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4644" calcext:value-type="float">
            <text:p>4,64E+03</text:p>
          </table:table-cell>
          <table:table-cell table:formula="of:=[.B3]/(300*300*(1 - [.A3]))" office:value-type="float" office:value="0.662387676508344" calcext:value-type="float">
            <text:p>0,662387676508344</text:p>
          </table:table-cell>
          <table:table-cell office:value-type="float" office:value="673.5187" calcext:value-type="float">
            <text:p>673,5187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  <table:table-cell table:number-columns-repeated="4"/>
          <table:table-cell office:value-type="string" calcext:value-type="string">
            <text:p>cas izvajanj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table:style-name="ce4" office:value-type="float" office:value="4644" calcext:value-type="float">
            <text:p>4,64E+03</text:p>
          </table:table-cell>
          <table:table-cell office:value-type="string" calcext:value-type="string">
            <text:p>674s</text:p>
          </table:table-cell>
          <table:table-cell table:number-columns-repeated="4"/>
          <table:table-cell office:value-type="float" office:value="673.5187" calcext:value-type="float">
            <text:p>673,518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NNM</text:p>
          </table:table-cell>
          <table:table-cell table:style-name="ce4" office:value-type="float" office:value="2635.6" calcext:value-type="float">
            <text:p>2,64E+03</text:p>
          </table:table-cell>
          <table:table-cell office:value-type="string" calcext:value-type="string">
            <text:p>83,6s</text:p>
          </table:table-cell>
          <table:table-cell table:number-columns-repeated="4"/>
          <table:table-cell office:value-type="float" office:value="83.5695" calcext:value-type="float">
            <text:p>83,569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MaFit</text:p>
          </table:table-cell>
          <table:table-cell table:style-name="ce4" office:value-type="float" office:value="3170.2" calcext:value-type="float">
            <text:p>3,17E+03</text:p>
          </table:table-cell>
          <table:table-cell office:value-type="float" office:value="0.948" calcext:value-type="float">
            <text:p>0,948</text:p>
          </table:table-cell>
          <table:table-cell table:number-columns-repeated="4"/>
          <table:table-cell office:value-type="float" office:value="56.905" calcext:value-type="float">
            <text:p>56,9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2635.6" calcext:value-type="float">
            <text:p>2,64E+03</text:p>
          </table:table-cell>
          <table:table-cell table:formula="of:=[.B9]/(300*300*(1 - [.A9]))" office:value-type="float" office:value="0.375923548709171" calcext:value-type="float">
            <text:p>0,375923548709171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4" office:value-type="float" office:value="3170.2" calcext:value-type="float">
            <text:p>3,17E+03</text:p>
          </table:table-cell>
          <table:table-cell table:formula="of:=[.B13]/(300*300*(1 - [.A13]))" office:value-type="float" office:value="0.452175153330481" calcext:value-type="float">
            <text:p>0,452175153330481</text:p>
          </table:table-cell>
          <table:table-cell office:value-type="float" office:value="0.948" calcext:value-type="float">
            <text:p>0,948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10T13:29:10.995000000</dc:date>
    <meta:editing-duration>P1DT10H33M15S</meta:editing-duration>
    <meta:editing-cycles>47</meta:editing-cycles>
    <meta:generator>LibreOffice/7.5.2.2$Windows_X86_64 LibreOffice_project/53bb9681a964705cf672590721dbc85eb4d0c3a2</meta:generator>
    <meta:document-statistic meta:table-count="7" meta:cell-count="717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5:'grayscale 1000x1000'.P8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7495.7">
                <text:p>7495.7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5868.5">
                <text:p>5868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4203.9">
                <text:p>420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1:'grayscale 1000x1000'.Q14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75.488">
                <text:p>275.488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248.433">
                <text:p>248.433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5.57">
                <text:p>45.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5:'grayscale 300x300 kompleksen motiv'.M8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09.1">
                <text:p>2209.1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559.9">
                <text:p>1559.9</text:p>
              </table:table-cell>
              <table:table-cell office:value-type="float" office:value="4740.4">
                <text:p>4740.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644.2461">
                <text:p>644.2461</text:p>
              </table:table-cell>
              <table:table-cell office:value-type="float" office:value="3438.7">
                <text:p>3438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2:'grayscale 300x300 kompleksen motiv'.M15" chart:data-source-has-labels="both" svg:x="0.32cm" svg:y="0.18cm" svg:width="11cm" svg:height="8.64cm">
          <chart:coordinate-region svg:x="1.312cm" svg:y="0.379cm" svg:width="9.768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8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9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10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1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2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4.3854">
                <text:p>4.3854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3.5976">
                <text:p>3.5976</text:p>
              </table:table-cell>
              <table:table-cell office:value-type="float" office:value="10.6441">
                <text:p>10.64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5.7917">
                <text:p>5.7917</text:p>
              </table:table-cell>
              <table:table-cell office:value-type="float" office:value="14.693">
                <text:p>14.6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401cm" svg:y="3.457cm" style:legend-expansion="high" chart:style-name="ch2"/>
        <chart:plot-area chart:style-name="ch3" table:cell-range-address="'grayscale 300x300 kompleksen motiv'.G27:'grayscale 300x300 kompleksen motiv'.K30" chart:data-source-has-labels="both" svg:x="0.319cm" svg:y="0.18cm" svg:width="12.763cm" svg:height="8.646cm">
          <chart:coordinate-region svg:x="2.052cm" svg:y="0.379cm" svg:width="10.79cm" svg:height="7.8cm"/>
          <chart:axis chart:dimension="x" chart:name="primary-x" chart:style-name="ch4" chartooo:axis-type="auto">
            <chartooo:date-scale/>
            <chart:categories table:cell-range-address="'grayscale 300x300 kompleksen motiv'.G28:'grayscale 300x300 kompleksen motiv'.G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28:'grayscale 300x300 kompleksen motiv'.H30" chart:label-cell-address="'grayscale 300x300 kompleksen motiv'.H27:'grayscale 300x300 kompleksen motiv'.H27" chart:class="chart:line">
            <chart:data-point chart:repeated="3"/>
          </chart:series>
          <chart:series chart:style-name="ch8" chart:values-cell-range-address="'grayscale 300x300 kompleksen motiv'.I28:'grayscale 300x300 kompleksen motiv'.I30" chart:label-cell-address="'grayscale 300x300 kompleksen motiv'.I27:'grayscale 300x300 kompleksen motiv'.I27" chart:class="chart:line">
            <chart:data-point chart:repeated="3"/>
          </chart:series>
          <chart:series chart:style-name="ch9" chart:values-cell-range-address="'grayscale 300x300 kompleksen motiv'.J28:'grayscale 300x300 kompleksen motiv'.J30" chart:label-cell-address="'grayscale 300x300 kompleksen motiv'.J27:'grayscale 300x300 kompleksen motiv'.J27" chart:class="chart:line">
            <chart:data-point chart:repeated="3"/>
          </chart:series>
          <chart:series chart:style-name="ch10" chart:values-cell-range-address="'grayscale 300x300 kompleksen motiv'.K28:'grayscale 300x300 kompleksen motiv'.K30" chart:label-cell-address="'grayscale 300x300 kompleksen motiv'.K27:'grayscale 300x300 kompleksen motiv'.K2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27:'grayscale 300x300 kompleksen motiv'.H27</svg:desc>
                </draw:g>
              </table:table-cell>
              <table:table-cell office:value-type="string">
                <text:p>LMaFit</text:p>
                <draw:g>
                  <svg:desc>'grayscale 300x300 kompleksen motiv'.I27:'grayscale 300x300 kompleksen motiv'.I27</svg:desc>
                </draw:g>
              </table:table-cell>
              <table:table-cell office:value-type="string">
                <text:p>TNNM</text:p>
                <draw:g>
                  <svg:desc>'grayscale 300x300 kompleksen motiv'.J27:'grayscale 300x300 kompleksen motiv'.J27</svg:desc>
                </draw:g>
              </table:table-cell>
              <table:table-cell office:value-type="string">
                <text:p>Poisson</text:p>
                <draw:g>
                  <svg:desc>'grayscale 300x300 kompleksen motiv'.K27:'grayscale 300x300 kompleksen motiv'.K2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28:'grayscale 300x300 kompleksen motiv'.G30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H28:'grayscale 300x300 kompleksen motiv'.H30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I28:'grayscale 300x300 kompleksen motiv'.I30</svg:desc>
                </draw:g>
              </table:table-cell>
              <table:table-cell office:value-type="float" office:value="5768">
                <text:p>5768</text:p>
                <draw:g>
                  <svg:desc>'grayscale 300x300 kompleksen motiv'.J28:'grayscale 300x300 kompleksen motiv'.J30</svg:desc>
                </draw:g>
              </table:table-cell>
              <table:table-cell office:value-type="float" office:value="3983.5">
                <text:p>3983.5</text:p>
                <draw:g>
                  <svg:desc>'grayscale 300x300 kompleksen motiv'.K28:'grayscale 300x300 kompleksen motiv'.K3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856.8">
                <text:p>6856.8</text:p>
              </table:table-cell>
              <table:table-cell office:value-type="float" office:value="4740.4">
                <text:p>4740.4</text:p>
              </table:table-cell>
              <table:table-cell office:value-type="float" office:value="4317">
                <text:p>4317</text:p>
              </table:table-cell>
              <table:table-cell office:value-type="float" office:value="3323.1">
                <text:p>3323.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032.7">
                <text:p>4032.7</text:p>
              </table:table-cell>
              <table:table-cell office:value-type="float" office:value="3438.7">
                <text:p>3438.7</text:p>
              </table:table-cell>
              <table:table-cell office:value-type="float" office:value="2921.3">
                <text:p>2921.3</text:p>
              </table:table-cell>
              <table:table-cell office:value-type="float" office:value="2487.6">
                <text:p>248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454cm" style:legend-expansion="high" chart:style-name="ch2"/>
        <chart:plot-area chart:style-name="ch3" table:cell-range-address="'grayscale 300x300 kompleksen motiv'.G34:'grayscale 300x300 kompleksen motiv'.K37" chart:data-source-has-labels="both" svg:x="0.32cm" svg:y="0.18cm" svg:width="12.772cm" svg:height="8.64cm">
          <chart:coordinate-region svg:x="0.941cm" svg:y="0.379cm" svg:width="11.911cm" svg:height="7.794cm"/>
          <chart:axis chart:dimension="x" chart:name="primary-x" chart:style-name="ch4" chartooo:axis-type="auto">
            <chartooo:date-scale/>
            <chart:categories table:cell-range-address="'grayscale 300x300 kompleksen motiv'.G35:'grayscale 300x300 kompleksen motiv'.G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35:'grayscale 300x300 kompleksen motiv'.H37" chart:label-cell-address="'grayscale 300x300 kompleksen motiv'.H34:'grayscale 300x300 kompleksen motiv'.H34" chart:class="chart:line">
            <chart:data-point chart:repeated="3"/>
          </chart:series>
          <chart:series chart:style-name="ch7" chart:values-cell-range-address="'grayscale 300x300 kompleksen motiv'.I35:'grayscale 300x300 kompleksen motiv'.I37" chart:label-cell-address="'grayscale 300x300 kompleksen motiv'.I34:'grayscale 300x300 kompleksen motiv'.I34" chart:class="chart:line">
            <chart:data-point chart:repeated="3"/>
          </chart:series>
          <chart:series chart:style-name="ch8" chart:values-cell-range-address="'grayscale 300x300 kompleksen motiv'.J35:'grayscale 300x300 kompleksen motiv'.J37" chart:label-cell-address="'grayscale 300x300 kompleksen motiv'.J34:'grayscale 300x300 kompleksen motiv'.J34" chart:class="chart:line">
            <chart:data-point chart:repeated="3"/>
          </chart:series>
          <chart:series chart:style-name="ch9" chart:values-cell-range-address="'grayscale 300x300 kompleksen motiv'.K35:'grayscale 300x300 kompleksen motiv'.K37" chart:label-cell-address="'grayscale 300x300 kompleksen motiv'.K34:'grayscale 300x300 kompleksen motiv'.K3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34:'grayscale 300x300 kompleksen motiv'.H34</svg:desc>
                </draw:g>
              </table:table-cell>
              <table:table-cell office:value-type="string">
                <text:p>LMaFit</text:p>
                <draw:g>
                  <svg:desc>'grayscale 300x300 kompleksen motiv'.I34:'grayscale 300x300 kompleksen motiv'.I34</svg:desc>
                </draw:g>
              </table:table-cell>
              <table:table-cell office:value-type="string">
                <text:p>TNNM</text:p>
                <draw:g>
                  <svg:desc>'grayscale 300x300 kompleksen motiv'.J34:'grayscale 300x300 kompleksen motiv'.J34</svg:desc>
                </draw:g>
              </table:table-cell>
              <table:table-cell office:value-type="string">
                <text:p>Poisson</text:p>
                <draw:g>
                  <svg:desc>'grayscale 300x300 kompleksen motiv'.K34:'grayscale 300x300 kompleksen motiv'.K34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35:'grayscale 300x300 kompleksen motiv'.G37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H35:'grayscale 300x300 kompleksen motiv'.H37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I35:'grayscale 300x300 kompleksen motiv'.I37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J35:'grayscale 300x300 kompleksen motiv'.J37</svg:desc>
                </draw:g>
              </table:table-cell>
              <table:table-cell office:value-type="float" office:value="17.2588">
                <text:p>17.2588</text:p>
                <draw:g>
                  <svg:desc>'grayscale 300x300 kompleksen motiv'.K35:'grayscale 300x300 kompleksen motiv'.K37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9.81">
                <text:p>49.81</text:p>
              </table:table-cell>
              <table:table-cell office:value-type="float" office:value="10.6441">
                <text:p>10.6441</text:p>
              </table:table-cell>
              <table:table-cell office:value-type="float" office:value="27.0884">
                <text:p>27.0884</text:p>
              </table:table-cell>
              <table:table-cell office:value-type="float" office:value="9.8564">
                <text:p>9.856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6.65">
                <text:p>66.65</text:p>
              </table:table-cell>
              <table:table-cell office:value-type="float" office:value="14.693">
                <text:p>14.693</text:p>
              </table:table-cell>
              <table:table-cell office:value-type="float" office:value="26.5418">
                <text:p>26.5418</text:p>
              </table:table-cell>
              <table:table-cell office:value-type="float" office:value="5.1947">
                <text:p>5.1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454cm" style:legend-expansion="high" chart:style-name="ch2"/>
        <chart:plot-area chart:style-name="ch3" table:cell-range-address="'Dvobarvna slika'.I8:'Dvobarvna slika'.M10 'Dvobarvna slika'.J7:'Dvobarvna slika'.M7" chart:data-source-has-labels="both" svg:x="0.32cm" svg:y="0.18cm" svg:width="12.958cm" svg:height="8.64cm">
          <chart:coordinate-region svg:x="0.941cm" svg:y="0.379cm" svg:width="12.097cm" svg:height="7.794cm"/>
          <chart:axis chart:dimension="x" chart:name="primary-x" chart:style-name="ch4" chartooo:axis-type="auto">
            <chartooo:date-scale/>
            <chart:categories table:cell-range-address="'Dvobarvna slika'.I8:'Dvobarvna slika'.I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vobarvna slika'.J8:'Dvobarvna slika'.J10" chart:label-cell-address="'Dvobarvna slika'.J7:'Dvobarvna slika'.J7" chart:class="chart:line">
            <chart:data-point chart:repeated="3"/>
          </chart:series>
          <chart:series chart:style-name="ch7" chart:values-cell-range-address="'Dvobarvna slika'.K8:'Dvobarvna slika'.K10" chart:label-cell-address="'Dvobarvna slika'.K7:'Dvobarvna slika'.K7" chart:class="chart:line">
            <chart:data-point chart:repeated="3"/>
          </chart:series>
          <chart:series chart:style-name="ch8" chart:values-cell-range-address="'Dvobarvna slika'.L8:'Dvobarvna slika'.L10" chart:label-cell-address="'Dvobarvna slika'.L7:'Dvobarvna slika'.L7" chart:class="chart:line">
            <chart:data-point chart:repeated="3"/>
          </chart:series>
          <chart:series chart:style-name="ch9" chart:values-cell-range-address="'Dvobarvna slika'.M8:'Dvobarvna slika'.M10" chart:label-cell-address="'Dvobarvna slika'.M7:'Dvobarvna slika'.M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Dvobarvna slika'.J7:'Dvobarvna slika'.J7</svg:desc>
                </draw:g>
              </table:table-cell>
              <table:table-cell office:value-type="string">
                <text:p>TNNM</text:p>
                <draw:g>
                  <svg:desc>'Dvobarvna slika'.K7:'Dvobarvna slika'.K7</svg:desc>
                </draw:g>
              </table:table-cell>
              <table:table-cell office:value-type="string">
                <text:p>LMaFit</text:p>
                <draw:g>
                  <svg:desc>'Dvobarvna slika'.L7:'Dvobarvna slika'.L7</svg:desc>
                </draw:g>
              </table:table-cell>
              <table:table-cell office:value-type="string">
                <text:p>Laplac</text:p>
                <draw:g>
                  <svg:desc>'Dvobarvna slika'.M7:'Dvobarvna slika'.M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Dvobarvna slika'.I8:'Dvobarvna slika'.I10</svg:desc>
                </draw:g>
              </table:table-cell>
              <table:table-cell office:value-type="float" office:value="17.3021">
                <text:p>17.3021</text:p>
                <draw:g>
                  <svg:desc>'Dvobarvna slika'.J8:'Dvobarvna slika'.J10</svg:desc>
                </draw:g>
              </table:table-cell>
              <table:table-cell office:value-type="float" office:value="13.6375">
                <text:p>13.6375</text:p>
                <draw:g>
                  <svg:desc>'Dvobarvna slika'.K8:'Dvobarvna slika'.K10</svg:desc>
                </draw:g>
              </table:table-cell>
              <table:table-cell office:value-type="float" office:value="0.0461">
                <text:p>0.0461</text:p>
                <draw:g>
                  <svg:desc>'Dvobarvna slika'.L8:'Dvobarvna slika'.L10</svg:desc>
                </draw:g>
              </table:table-cell>
              <table:table-cell office:value-type="float" office:value="19.2318">
                <text:p>19.2318</text:p>
                <draw:g>
                  <svg:desc>'Dvobarvna slika'.M8:'Dvobarvna slika'.M1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255">
                <text:p>0.1255</text:p>
              </table:table-cell>
              <table:table-cell office:value-type="float" office:value="12.7954">
                <text:p>12.7954</text:p>
              </table:table-cell>
              <table:table-cell office:value-type="float" office:value="0.0306">
                <text:p>0.0306</text:p>
              </table:table-cell>
              <table:table-cell office:value-type="float" office:value="11.8941">
                <text:p>11.89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026">
                <text:p>0.1026</text:p>
              </table:table-cell>
              <table:table-cell office:value-type="float" office:value="6.182">
                <text:p>6.182</text:p>
              </table:table-cell>
              <table:table-cell office:value-type="float" office:value="0.0193">
                <text:p>0.0193</text:p>
              </table:table-cell>
              <table:table-cell office:value-type="float" office:value="6.1654">
                <text:p>6.16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